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2.9458" calcext:value-type="float">
            <text:p>22.9458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24.0877" calcext:value-type="float">
            <text:p>24.0877</text:p>
          </table:table-cell>
          <table:table-cell office:value-type="float" office:value="15.6703" calcext:value-type="float">
            <text:p>15.6703</text:p>
          </table:table-cell>
          <table:table-cell office:value-type="float" office:value="16.9598" calcext:value-type="float">
            <text:p>16.9598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3.9249" calcext:value-type="float">
            <text:p>13.9249</text:p>
          </table:table-cell>
          <table:table-cell office:value-type="float" office:value="13.6493" calcext:value-type="float">
            <text:p>13.6493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8.8657" calcext:value-type="float">
            <text:p>8.865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9.7294" calcext:value-type="float">
            <text:p>9.7294</text:p>
          </table:table-cell>
          <table:table-cell office:value-type="float" office:value="10.5369" calcext:value-type="float">
            <text:p>10.5369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8.6511" calcext:value-type="float">
            <text:p>58.6511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5.774" calcext:value-type="float">
            <text:p>45.774</text:p>
          </table:table-cell>
          <table:table-cell office:value-type="float" office:value="38.511" calcext:value-type="float">
            <text:p>38.511</text:p>
          </table:table-cell>
          <table:table-cell office:value-type="float" office:value="33.6535" calcext:value-type="float">
            <text:p>33.6535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29.0721" calcext:value-type="float">
            <text:p>29.0721</text:p>
          </table:table-cell>
          <table:table-cell office:value-type="float" office:value="25.945" calcext:value-type="float">
            <text:p>25.945</text:p>
          </table:table-cell>
          <table:table-cell office:value-type="float" office:value="25.1155" calcext:value-type="float">
            <text:p>25.1155</text:p>
          </table:table-cell>
          <table:table-cell office:value-type="float" office:value="23.151" calcext:value-type="float">
            <text:p>23.151</text:p>
          </table:table-cell>
          <table:table-cell office:value-type="float" office:value="21.8012" calcext:value-type="float">
            <text:p>21.8012</text:p>
          </table:table-cell>
          <table:table-cell office:value-type="float" office:value="20.4229" calcext:value-type="float">
            <text:p>20.4229</text:p>
          </table:table-cell>
          <table:table-cell office:value-type="float" office:value="19.9175" calcext:value-type="float">
            <text:p>19.9175</text:p>
          </table:table-cell>
          <table:table-cell office:value-type="float" office:value="18.2509" calcext:value-type="float">
            <text:p>18.2509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46.6266" calcext:value-type="float">
            <text:p>46.6266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34.3418" calcext:value-type="float">
            <text:p>34.3418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9.9742" calcext:value-type="float">
            <text:p>29.9742</text:p>
          </table:table-cell>
          <table:table-cell office:value-type="float" office:value="26.0994" calcext:value-type="float">
            <text:p>26.0994</text:p>
          </table:table-cell>
          <table:table-cell office:value-type="float" office:value="25.7692" calcext:value-type="float">
            <text:p>25.7692</text:p>
          </table:table-cell>
          <table:table-cell office:value-type="float" office:value="23.3498" calcext:value-type="float">
            <text:p>23.3498</text:p>
          </table:table-cell>
          <table:table-cell office:value-type="float" office:value="22.1391" calcext:value-type="float">
            <text:p>22.1391</text:p>
          </table:table-cell>
          <table:table-cell office:value-type="float" office:value="20.6859" calcext:value-type="float">
            <text:p>20.6859</text:p>
          </table:table-cell>
          <table:table-cell office:value-type="float" office:value="20.6505" calcext:value-type="float">
            <text:p>20.6505</text:p>
          </table:table-cell>
          <table:table-cell office:value-type="float" office:value="18.1396" calcext:value-type="float">
            <text:p>18.1396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60.35" calcext:value-type="float">
            <text:p>60.35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1.2235" calcext:value-type="float">
            <text:p>41.2235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30.8166" calcext:value-type="float">
            <text:p>30.8166</text:p>
          </table:table-cell>
          <table:table-cell office:value-type="float" office:value="26.9389" calcext:value-type="float">
            <text:p>26.9389</text:p>
          </table:table-cell>
          <table:table-cell office:value-type="float" office:value="26.338" calcext:value-type="float">
            <text:p>26.3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3.0139" calcext:value-type="float">
            <text:p>23.0139</text:p>
          </table:table-cell>
          <table:table-cell office:value-type="float" office:value="21.4597" calcext:value-type="float">
            <text:p>21.4597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9.3289" calcext:value-type="float">
            <text:p>19.3289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61.0389" calcext:value-type="float">
            <text:p>61.0389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48.546" calcext:value-type="float">
            <text:p>48.546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36.075" calcext:value-type="float">
            <text:p>36.075</text:p>
          </table:table-cell>
          <table:table-cell office:value-type="float" office:value="32.551" calcext:value-type="float">
            <text:p>32.551</text:p>
          </table:table-cell>
          <table:table-cell office:value-type="float" office:value="31.1808" calcext:value-type="float">
            <text:p>31.1808</text:p>
          </table:table-cell>
          <table:table-cell office:value-type="float" office:value="28.0694" calcext:value-type="float">
            <text:p>28.0694</text:p>
          </table:table-cell>
          <table:table-cell office:value-type="float" office:value="26.7917" calcext:value-type="float">
            <text:p>26.7917</text:p>
          </table:table-cell>
          <table:table-cell office:value-type="float" office:value="25.0583" calcext:value-type="float">
            <text:p>25.0583</text:p>
          </table:table-cell>
          <table:table-cell office:value-type="float" office:value="23.439" calcext:value-type="float">
            <text:p>23.439</text:p>
          </table:table-cell>
          <table:table-cell office:value-type="float" office:value="22.1043" calcext:value-type="float">
            <text:p>22.1043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19.9533" calcext:value-type="float">
            <text:p>19.9533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61.6371" calcext:value-type="float">
            <text:p>61.6371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48.9333" calcext:value-type="float">
            <text:p>48.9333</text:p>
          </table:table-cell>
          <table:table-cell office:value-type="float" office:value="42.2779" calcext:value-type="float">
            <text:p>42.2779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31.3529" calcext:value-type="float">
            <text:p>31.3529</text:p>
          </table:table-cell>
          <table:table-cell office:value-type="float" office:value="28.4026" calcext:value-type="float">
            <text:p>28.4026</text:p>
          </table:table-cell>
          <table:table-cell office:value-type="float" office:value="27.0351" calcext:value-type="float">
            <text:p>27.0351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23.6832" calcext:value-type="float">
            <text:p>23.6832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20.1812" calcext:value-type="float">
            <text:p>20.1812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63.2351" calcext:value-type="float">
            <text:p>63.2351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49.9825" calcext:value-type="float">
            <text:p>49.9825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37.165" calcext:value-type="float">
            <text:p>37.165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31.746" calcext:value-type="float">
            <text:p>31.746</text:p>
          </table:table-cell>
          <table:table-cell office:value-type="float" office:value="28.9168" calcext:value-type="float">
            <text:p>28.916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25.6865" calcext:value-type="float">
            <text:p>25.6865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5.1848" calcext:value-type="float">
            <text:p>65.1848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29.2184" calcext:value-type="float">
            <text:p>29.2184</text:p>
          </table:table-cell>
          <table:table-cell office:value-type="float" office:value="27.8886" calcext:value-type="float">
            <text:p>27.8886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3.0792" calcext:value-type="float">
            <text:p>23.0792</text:p>
          </table:table-cell>
          <table:table-cell office:value-type="float" office:value="21.9274" calcext:value-type="float">
            <text:p>21.9274</text:p>
          </table:table-cell>
          <table:table-cell office:value-type="float" office:value="20.9174" calcext:value-type="float">
            <text:p>20.9174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8.5307" calcext:value-type="float">
            <text:p>68.5307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44.016" calcext:value-type="float">
            <text:p>44.016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32.2227" calcext:value-type="float">
            <text:p>32.2227</text:p>
          </table:table-cell>
          <table:table-cell office:value-type="float" office:value="29.4916" calcext:value-type="float">
            <text:p>29.4916</text:p>
          </table:table-cell>
          <table:table-cell office:value-type="float" office:value="28.0891" calcext:value-type="float">
            <text:p>28.0891</text:p>
          </table:table-cell>
          <table:table-cell office:value-type="float" office:value="26.1465" calcext:value-type="float">
            <text:p>26.1465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23.2823" calcext:value-type="float">
            <text:p>23.2823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70.4821" calcext:value-type="float">
            <text:p>70.4821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51.792" calcext:value-type="float">
            <text:p>51.792</text:p>
          </table:table-cell>
          <table:table-cell office:value-type="float" office:value="44.2811" calcext:value-type="float">
            <text:p>44.2811</text:p>
          </table:table-cell>
          <table:table-cell office:value-type="float" office:value="38.4541" calcext:value-type="float">
            <text:p>38.4541</text:p>
          </table:table-cell>
          <table:table-cell office:value-type="float" office:value="35.105" calcext:value-type="float">
            <text:p>35.105</text:p>
          </table:table-cell>
          <table:table-cell office:value-type="float" office:value="32.4265" calcext:value-type="float">
            <text:p>32.4265</text:p>
          </table:table-cell>
          <table:table-cell office:value-type="float" office:value="29.6683" calcext:value-type="float">
            <text:p>29.6683</text:p>
          </table:table-cell>
          <table:table-cell office:value-type="float" office:value="28.2223" calcext:value-type="float">
            <text:p>28.2223</text:p>
          </table:table-cell>
          <table:table-cell office:value-type="float" office:value="26.2812" calcext:value-type="float">
            <text:p>26.2812</text:p>
          </table:table-cell>
          <table:table-cell office:value-type="float" office:value="24.6804" calcext:value-type="float">
            <text:p>24.6804</text:p>
          </table:table-cell>
          <table:table-cell office:value-type="float" office:value="23.388" calcext:value-type="float">
            <text:p>23.388</text:p>
          </table:table-cell>
          <table:table-cell office:value-type="float" office:value="22.2247" calcext:value-type="float">
            <text:p>22.2247</text:p>
          </table:table-cell>
          <table:table-cell office:value-type="float" office:value="21.2071" calcext:value-type="float">
            <text:p>21.2071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83.5561" calcext:value-type="float">
            <text:p>83.5561</text:p>
          </table:table-cell>
          <table:table-cell office:value-type="float" office:value="65.8458" calcext:value-type="float">
            <text:p>65.8458</text:p>
          </table:table-cell>
          <table:table-cell office:value-type="float" office:value="54.0073" calcext:value-type="float">
            <text:p>54.0073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156.789" calcext:value-type="float">
            <text:p>156.789</text:p>
          </table:table-cell>
          <table:table-cell office:value-type="float" office:value="32.5563" calcext:value-type="float">
            <text:p>32.5563</text:p>
          </table:table-cell>
          <table:table-cell office:value-type="float" office:value="150.4664" calcext:value-type="float">
            <text:p>150.4664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9.9267" calcext:value-type="float">
            <text:p>29.9267</text:p>
          </table:table-cell>
          <table:table-cell office:value-type="float" office:value="26.8897" calcext:value-type="float">
            <text:p>26.8897</text:p>
          </table:table-cell>
          <table:table-cell office:value-type="float" office:value="26.4208" calcext:value-type="float">
            <text:p>26.4208</text:p>
          </table:table-cell>
          <table:table-cell office:value-type="float" office:value="21.5373" calcext:value-type="float">
            <text:p>21.5373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6.3986" calcext:value-type="float">
            <text:p>6.3986</text:p>
          </table:table-cell>
          <table:table-cell office:value-type="float" office:value="5.9809" calcext:value-type="float">
            <text:p>5.9809</text:p>
          </table:table-cell>
          <table:table-cell office:value-type="float" office:value="4.1741" calcext:value-type="float">
            <text:p>4.1741</text:p>
          </table:table-cell>
          <table:table-cell office:value-type="float" office:value="4.2367" calcext:value-type="float">
            <text:p>4.2367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115" calcext:value-type="float">
            <text:p>3.5115</text:p>
          </table:table-cell>
          <table:table-cell office:value-type="float" office:value="2.5544" calcext:value-type="float">
            <text:p>2.5544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3106" calcext:value-type="float">
            <text:p>2.3106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95" calcext:value-type="float">
            <text:p>2.095</text:p>
          </table:table-cell>
          <table:table-cell office:value-type="float" office:value="2.0087" calcext:value-type="float">
            <text:p>2.0087</text:p>
          </table:table-cell>
          <table:table-cell office:value-type="float" office:value="1.873" calcext:value-type="float">
            <text:p>1.873</text:p>
          </table:table-cell>
          <table:table-cell office:value-type="float" office:value="1.9701" calcext:value-type="float">
            <text:p>1.970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53.4591" calcext:value-type="float">
            <text:p>53.4591</text:p>
          </table:table-cell>
          <table:table-cell office:value-type="float" office:value="40.9416" calcext:value-type="float">
            <text:p>40.9416</text:p>
          </table:table-cell>
          <table:table-cell office:value-type="float" office:value="35.7713" calcext:value-type="float">
            <text:p>35.7713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9498" calcext:value-type="float">
            <text:p>17.9498</text:p>
          </table:table-cell>
          <table:table-cell office:value-type="float" office:value="10.975" calcext:value-type="float">
            <text:p>10.975</text:p>
          </table:table-cell>
          <table:table-cell office:value-type="float" office:value="9.5306" calcext:value-type="float">
            <text:p>9.5306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6.525" calcext:value-type="float">
            <text:p>6.52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5.3387" calcext:value-type="float">
            <text:p>5.3387</text:p>
          </table:table-cell>
          <table:table-cell office:value-type="float" office:value="4.556" calcext:value-type="float">
            <text:p>4.556</text:p>
          </table:table-cell>
          <table:table-cell office:value-type="float" office:value="4.3889" calcext:value-type="float">
            <text:p>4.3889</text:p>
          </table:table-cell>
          <table:table-cell office:value-type="float" office:value="4.0349" calcext:value-type="float">
            <text:p>4.0349</text:p>
          </table:table-cell>
          <table:table-cell office:value-type="float" office:value="3.508" calcext:value-type="float">
            <text:p>3.508</text:p>
          </table:table-cell>
          <table:table-cell office:value-type="float" office:value="3.8814" calcext:value-type="float">
            <text:p>3.8814</text:p>
          </table:table-cell>
        </table:table-row>
      </table:table>
      <table:table table:name="Angular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.8633" calcext:value-type="float">
            <text:p>9.863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9.1292" calcext:value-type="float">
            <text:p>19.129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9.3626" calcext:value-type="float">
            <text:p>19.362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9.5469" calcext:value-type="float">
            <text:p>19.5469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9.7091" calcext:value-type="float">
            <text:p>19.7091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21.9611" calcext:value-type="float">
            <text:p>21.9611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447" calcext:value-type="float">
            <text:p>1.447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2.0939" calcext:value-type="float">
            <text:p>2.0939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5:54:55.761666428</dc:date>
    <meta:editing-duration>PT1H42M24S</meta:editing-duration>
    <meta:editing-cycles>35</meta:editing-cycles>
    <meta:generator>LibreOffice/5.1.6.2$Linux_X86_64 LibreOffice_project/10m0$Build-2</meta:generator>
    <meta:document-statistic meta:table-count="5" meta:cell-count="908" meta:object-count="0"/>
  </office:meta>
</office:document-meta>
</file>